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0c43a" officeooo:paragraph-rsid="0000c43a"/>
    </style:style>
    <style:style style:name="P3" style:family="paragraph" style:parent-style-name="Standard">
      <style:paragraph-properties fo:text-align="center" style:justify-single-word="false"/>
      <style:text-properties officeooo:rsid="0000e545" officeooo:paragraph-rsid="0000e545"/>
    </style:style>
    <style:style style:name="P4" style:family="paragraph" style:parent-style-name="Standard">
      <style:text-properties officeooo:rsid="0000e545" officeooo:paragraph-rsid="0000e545"/>
    </style:style>
    <style:style style:name="P5" style:family="paragraph" style:parent-style-name="Standard">
      <style:text-properties officeooo:rsid="0000e545" officeooo:paragraph-rsid="00014a75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0e545" officeooo:paragraph-rsid="0000e545" style:font-weight-asian="bold" style:font-weight-complex="bold"/>
    </style:style>
    <style:style style:name="P7" style:family="paragraph" style:parent-style-name="Standard">
      <style:text-properties fo:font-weight="bold" officeooo:rsid="0000e545" officeooo:paragraph-rsid="0000e545" style:font-weight-asian="bold" style:font-weight-complex="bold"/>
    </style:style>
    <style:style style:name="P8" style:family="paragraph" style:parent-style-name="Standard">
      <style:text-properties fo:font-weight="bold" officeooo:rsid="00014a75" officeooo:paragraph-rsid="00014a75" style:font-weight-asian="bold" style:font-weight-complex="bold"/>
    </style:style>
    <style:style style:name="P9" style:family="paragraph" style:parent-style-name="Standard">
      <style:text-properties fo:font-weight="bold" officeooo:rsid="000487e2" officeooo:paragraph-rsid="000487e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4c245" officeooo:paragraph-rsid="0004c245" style:font-weight-asian="bold" style:font-weight-complex="bold"/>
    </style:style>
    <style:style style:name="P11" style:family="paragraph" style:parent-style-name="Standard">
      <style:text-properties officeooo:paragraph-rsid="0000c43a"/>
    </style:style>
    <style:style style:name="P12" style:family="paragraph" style:parent-style-name="Standard">
      <style:text-properties officeooo:rsid="00014a75" officeooo:paragraph-rsid="00014a75"/>
    </style:style>
    <style:style style:name="P13" style:family="paragraph" style:parent-style-name="Standard">
      <style:text-properties officeooo:rsid="00014a75" officeooo:paragraph-rsid="0002861d"/>
    </style:style>
    <style:style style:name="P14" style:family="paragraph" style:parent-style-name="Standard">
      <style:text-properties officeooo:rsid="00026468" officeooo:paragraph-rsid="00026468"/>
    </style:style>
    <style:style style:name="P15" style:family="paragraph" style:parent-style-name="Standard">
      <style:text-properties officeooo:rsid="000323c6" officeooo:paragraph-rsid="000323c6"/>
    </style:style>
    <style:style style:name="P16" style:family="paragraph" style:parent-style-name="Standard">
      <style:text-properties officeooo:rsid="000487e2" officeooo:paragraph-rsid="000487e2"/>
    </style:style>
    <style:style style:name="P17" style:family="paragraph" style:parent-style-name="Standard">
      <style:text-properties officeooo:rsid="0009d16b" officeooo:paragraph-rsid="0009d16b"/>
    </style:style>
    <style:style style:name="P18" style:family="paragraph" style:parent-style-name="Standard">
      <style:text-properties fo:font-weight="normal" officeooo:rsid="0009d16b" officeooo:paragraph-rsid="0009d16b" style:font-weight-asian="normal" style:font-weight-complex="normal"/>
    </style:style>
    <style:style style:name="P19" style:family="paragraph" style:parent-style-name="Standard">
      <style:text-properties officeooo:rsid="0002861d" officeooo:paragraph-rsid="000286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4a75"/>
    </style:style>
    <style:style style:name="T3" style:family="text">
      <style:text-properties officeooo:rsid="00026468"/>
    </style:style>
    <style:style style:name="T4" style:family="text">
      <style:text-properties officeooo:rsid="0002861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2861d"/>
    </style:style>
    <style:style style:name="T7" style:family="text">
      <style:text-properties officeooo:rsid="00061a95"/>
    </style:style>
    <style:style style:name="T8" style:family="text">
      <style:text-properties officeooo:rsid="000696da"/>
    </style:style>
    <style:style style:name="T9" style:family="text">
      <style:text-properties officeooo:rsid="0009d16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b1b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hème 1: Constitution et transformations de la matière</text:p>
      <text:p text:style-name="P10">Chapitre 2- Evolution d’un système chimique</text:p>
      <text:p text:style-name="P6">Activité numérique</text:p>
      <text:p text:style-name="P6">État final d’un système chimique</text:p>
      <text:p text:style-name="P3"/>
      <text:p text:style-name="P17"><text:span text:style-name="T1">Capacité numérique au programme: </text:span><text:span text:style-name="T10">Déterminer la composition de l‘état final d’un système siège d’une transformation chimique totale à l’aide d’un langage de programmation (BO du 22 janvier 2019)</text:span></text:p>
      <text:p text:style-name="P18"/>
      <text:p text:style-name="P4"><text:span text:style-name="T1">Objectif:</text:span> Utiliser <text:span text:style-name="T9">un programme python</text:span> pour déterminer la composition de l’état final d’un système chimique siège d’une transformation totale. </text:p>
      <text:p text:style-name="P2"/>
      <text:p text:style-name="P7">Protocole:</text:p>
      <text:p text:style-name="P4">- Ouvrez le dossier physique chimie réseau présent <text:span text:style-name="T7">s</text:span>ur le bureau</text:p>
      <text:p text:style-name="P4">- Lancer EduPython</text:p>
      <text:p text:style-name="P4">- A partir d’Edupython, ouvrir le fichier traces_moles_butane_combustion₂.py situé dans les ressources de la classe.</text:p>
      <text:p text:style-name="P4">- Exécuter le programme en répondant aux questions suivantes, <text:span text:style-name="T8">en appuyant sur la flèche verte</text:span>.</text:p>
      <text:p text:style-name="P2"/>
      <text:p text:style-name="P8">Questions:</text:p>
      <text:p text:style-name="P4">1- En vous aidant du <text:span text:style-name="T8">code du </text:span>programme,<text:span text:style-name="T2"> </text:span>écrire l’équation équilibrée de la combustion du butane.</text:p>
      <text:p text:style-name="P5">2- <text:s/>Exécuter le programme en <text:span text:style-name="T2">choisissant les conditions initiales suivantes</text:span></text:p>
      <text:p text:style-name="P12">quantité de matière initiale de butane : 2 <text:span text:style-name="T3">mol</text:span></text:p>
      <text:p text:style-name="P12">quantité de matière initiale de dioxygène <text:s/>: 13 <text:span text:style-name="T3">mol</text:span></text:p>
      <text:p text:style-name="P13"><text:tab/><text:span text:style-name="T4">2.1-</text:span><text:span text:style-name="T5">En lisant simplement le graphique obtenu</text:span>, trouver la valeur de l’avancement maximal et des quantités de matière de butane et de dioxygène. </text:p>
      <text:p text:style-name="P19"><text:tab/>2.2-Comment s’appelle les conditions initiales ayant permis de trouver cet état final?</text:p>
      <text:p text:style-name="P14">3- <text:span text:style-name="T4">Choisir de nouvelles conditions initiales permettant d’avoir le butane en excès. Exécuter le code et remplir un tableau d’avancement  </text:span><text:span text:style-name="T6">à partir du graphe, sans aucun calcul</text:span><text:span text:style-name="T4">. Vous y indiquerez les quantités initiales et finales de chacun des réactifs et produits.</text:span></text:p>
      <text:p text:style-name="P14"/>
      <text:p text:style-name="P15">4- Quel est le rôle de l’instruction : </text:p>
      <text:p text:style-name="P15">no_O2 = float(input("Que vaut la quantité de matière initiale de dioxygène ? : ")) ?</text:p>
      <text:p text:style-name="P15"/>
      <text:p text:style-name="P15">5- Expliquer l’instruction</text:p>
      <text:p text:style-name="P15">print("Vous avez choisi", no_O2, "moles de dioxygène et ", no_C4H10,"moles de butane") ?</text:p>
      <text:p text:style-name="P15"/>
      <text:p text:style-name="P15">6- Le programme n’affiche dans la console python ni <text:span text:style-name="T8">les</text:span> nombres de moles de produits obtenus ni l’avancement maximal. En vous inspirant de l’instruction de la question 5 rajouter une ligne de code affichant les nombres de moles finaux de produit et l’avancement maximal.</text:p>
      <text:p text:style-name="P14"/>
      <text:p text:style-name="P14"/>
      <text:p text:style-name="P9">Code python à étudier et compléter</text:p>
      <text:p text:style-name="P2"/>
      <text:p text:style-name="P2">import matplotlib.pyplot as plt</text:p>
      <text:p text:style-name="P2">import numpy as np</text:p>
      <text:p text:style-name="P2"># Déclaration des coefficients <text:span text:style-name="T11">stœchiométriques</text:span></text:p>
      <text:p text:style-name="P2">cs_C4H10 = 2</text:p>
      <text:p text:style-name="P2">cs_O2 = 13</text:p>
      <text:p text:style-name="P2">cs_CO2 = 8</text:p>
      <text:p text:style-name="P2"><text:soft-page-break/>cs_H2O = 10</text:p>
      <text:p text:style-name="P2"/>
      <text:p text:style-name="P2"># Initialisation des quantités de matières initiales (en mol)</text:p>
      <text:p text:style-name="P2">print("Etude de la combustion du butane")</text:p>
      <text:p text:style-name="P2">no_C4H10 = float(input("Que vaut la quantité de matière initiale de butane ? : "))</text:p>
      <text:p text:style-name="P2">no_O2 = float(input("Que vaut la quantité de matière initiale de dioxygène ? : "))</text:p>
      <text:p text:style-name="P2">no_CO2 = 0</text:p>
      <text:p text:style-name="P2">no_H2O = 0</text:p>
      <text:p text:style-name="P16">print("Vous avez choisi", no_O2, "moles de dioxygène et ", no_C4H10,"moles de butane") </text:p>
      <text:p text:style-name="P16"/>
      <text:p text:style-name="P2"># Calcul de l'avancement maximum</text:p>
      <text:p text:style-name="P2">x_max_C4H10 = no_C4H10 / cs_C4H10</text:p>
      <text:p text:style-name="P2">x_max_O2 = no_O2 / cs_O2</text:p>
      <text:p text:style-name="P2">if x_max_C4H10 &lt; x_max_O2 :</text:p>
      <text:p text:style-name="P2"><text:s text:c="4"/>x_max = x_max_C4H10</text:p>
      <text:p text:style-name="P2">else :</text:p>
      <text:p text:style-name="P2"><text:s text:c="4"/>x_max = x_max_O2</text:p>
      <text:p text:style-name="P2"/>
      <text:p text:style-name="P2"># Création des listes</text:p>
      <text:p text:style-name="P2">x = np.linspace(0,x_max,100)</text:p>
      <text:p text:style-name="P2">#x = [ 0, x_max ]</text:p>
      <text:p text:style-name="P2">n_C4H10 = [ (no_C4H10-cs_C4H10*valeur) for valeur in x]</text:p>
      <text:p text:style-name="P2">n_O2 = [ (no_O2 - cs_O2*valeur) for valeur in x]</text:p>
      <text:p text:style-name="P2">n_CO2 = [ (no_CO2 + cs_CO2*valeur) for valeur in x]</text:p>
      <text:p text:style-name="P2">n_H2O = [ (no_H2O + cs_H2O*valeur) for valeur in x]</text:p>
      <text:p text:style-name="P2"/>
      <text:p text:style-name="P2"># Création des courbes</text:p>
      <text:p text:style-name="P2">plt.plot(x, n_C4H10, label="C4H10")</text:p>
      <text:p text:style-name="P2">plt.plot(x, n_O2, label="O2")</text:p>
      <text:p text:style-name="P2">plt.plot(x, n_CO2, label="CO2")</text:p>
      <text:p text:style-name="P2">plt.plot(x, n_H2O, label="H2O")</text:p>
      <text:p text:style-name="P2"/>
      <text:p text:style-name="P2"># Réglages axes et grille</text:p>
      <text:p text:style-name="P2">liste_des_n_max = [ max(n_C4H10), max(n_O2), max(n_CO2), max(n_H2O) ]</text:p>
      <text:p text:style-name="P2">n_max = max(liste_des_n_max)</text:p>
      <text:p text:style-name="P2">plt.xlabel("Avancement (mol)")</text:p>
      <text:p text:style-name="P2">plt.ylabel("Quantité de matière (mol)")</text:p>
      <text:p text:style-name="P2">plt.title("Evolution de la réaction de combustion")</text:p>
      <text:p text:style-name="P2">plt.legend(loc='upper center')</text:p>
      <text:p text:style-name="P2">plt.axis([0,x_max,0,n_max])</text:p>
      <text:p text:style-name="P2">plt.grid()</text:p>
      <text:p text:style-name="P2"/>
      <text:p text:style-name="P2"># Création de l'image</text:p>
      <text:p text:style-name="P2">nom_du_fichier = "courbes_avancement_"+str(no_C4H10)+str(no_O2)</text:p>
      <text:p text:style-name="P2">plt.savefig(nom_du_fichier+".png")</text:p>
      <text:p text:style-name="P2"/>
      <text:p text:style-name="P2"># Affichage de l'interface</text:p>
      <text:p text:style-name="P2">plt.show(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1:27:12.632431352</meta:creation-date>
    <dc:date>2019-10-12T12:09:13.714727190</dc:date>
    <meta:editing-duration>PT31M45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73" meta:word-count="551" meta:character-count="3661" meta:non-whitespace-character-count="3168"/>
  </office:meta>
</office:document-meta>
</file>